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cm"/>
      <style:text-properties fo:font-size="14pt" style:font-size-asian="14pt" style:font-size-complex="14pt"/>
    </style:style>
    <style:style style:name="P2" style:family="paragraph" style:parent-style-name="Normal_20__28_Web_29_">
      <style:paragraph-properties fo:margin-top="0.035cm" fo:margin-bottom="0cm" fo:background-color="#ffffff">
        <style:background-image/>
      </style:paragraph-properties>
    </style:style>
    <style:style style:name="P3" style:family="paragraph" style:parent-style-name="Normal_20__28_Web_29_">
      <style:paragraph-properties fo:margin-top="0.035cm" fo:margin-bottom="0cm" fo:text-align="center" style:justify-single-word="false" fo:background-color="#ffffff">
        <style:background-image/>
      </style:paragraph-properties>
    </style:style>
    <style:style style:name="P4" style:family="paragraph" style:parent-style-name="Normal_20__28_Web_29_" style:list-style-name="WWNum1">
      <style:paragraph-properties fo:margin-top="0.035cm" fo:margin-bottom="0cm" fo:background-color="#ffffff">
        <style:background-image/>
      </style:paragraph-properties>
    </style:style>
    <style:style style:name="P5" style:family="paragraph" style:parent-style-name="Normal_20__28_Web_29_">
      <style:paragraph-properties fo:margin-top="0.035cm" fo:margin-bottom="0cm" fo:background-color="#ffffff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Normal_20__28_Web_29_">
      <style:paragraph-properties fo:margin-top="0.035cm" fo:margin-bottom="0cm" fo:background-color="#ffffff">
        <style:background-image/>
      </style:paragraph-properties>
      <style:text-properties fo:font-size="14pt" fo:language="en" fo:country="US" style:font-size-asian="14pt" style:font-size-complex="14pt"/>
    </style:style>
    <style:style style:name="P7" style:family="paragraph" style:parent-style-name="Normal_20__28_Web_29_">
      <style:paragraph-properties fo:margin-top="0.035cm" fo:margin-bottom="0cm"/>
    </style:style>
    <style:style style:name="P8" style:family="paragraph" style:parent-style-name="Normal_20__28_Web_29_" style:master-page-name="Standard">
      <style:paragraph-properties fo:margin-top="0.035cm" fo:margin-bottom="0cm" fo:text-align="center" style:justify-single-word="false" style:page-number="auto" fo:background-color="#ffffff">
        <style:background-image/>
      </style:paragraph-properties>
    </style:style>
    <style:style style:name="P9" style:family="paragraph" style:parent-style-name="Normal_20__28_Web_29_">
      <style:paragraph-properties fo:margin-left="0cm" fo:margin-right="0cm" fo:margin-top="0.035cm" fo:margin-bottom="0cm" fo:text-indent="1.27cm" style:auto-text-indent="false" fo:background-color="#ffffff">
        <style:background-image/>
      </style:paragraph-properties>
    </style:style>
    <style:style style:name="P10" style:family="paragraph" style:parent-style-name="Normal_20__28_Web_29_">
      <style:paragraph-properties fo:margin-left="0cm" fo:margin-right="0cm" fo:margin-top="0.035cm" fo:margin-bottom="0cm" fo:text-indent="1.27cm" style:auto-text-indent="false"/>
    </style:style>
    <style:style style:name="P11" style:family="paragraph" style:parent-style-name="Normal_20__28_Web_29_">
      <style:paragraph-properties fo:margin-left="0cm" fo:margin-right="0cm" fo:margin-top="0.035cm" fo:margin-bottom="0cm" fo:text-indent="1.27cm" style:auto-text-indent="false"/>
      <style:text-properties fo:font-size="14pt" style:font-size-asian="14pt" style:font-size-complex="14pt"/>
    </style:style>
    <style:style style:name="P12" style:family="paragraph" style:parent-style-name="Normal_20__28_Web_29_">
      <style:paragraph-properties fo:margin-left="0cm" fo:margin-right="0cm" fo:margin-top="0.18cm" fo:margin-bottom="0cm" fo:line-height="115%" fo:text-indent="1.27cm" style:auto-text-indent="false" fo:background-color="#ffffff">
        <style:background-image/>
      </style:paragraph-properties>
    </style:style>
    <style:style style:name="P13" style:family="paragraph" style:parent-style-name="Normal_20__28_Web_29_">
      <style:paragraph-properties fo:margin-left="1.6cm" fo:margin-right="0cm" fo:margin-top="0.035cm" fo:margin-bottom="0cm" fo:text-align="center" style:justify-single-word="false" fo:text-indent="0cm" style:auto-text-indent="false" fo:background-color="#ffffff">
        <style:background-image/>
      </style:paragraph-properties>
    </style:style>
    <style:style style:name="P14" style:family="paragraph" style:parent-style-name="Normal_20__28_Web_29_">
      <style:paragraph-properties fo:margin-left="0cm" fo:margin-right="0cm" fo:margin-top="0.035cm" fo:margin-bottom="0cm" fo:text-indent="1.249cm" style:auto-text-indent="false"/>
    </style:style>
    <style:style style:name="P15" style:family="paragraph" style:parent-style-name="Normal_20__28_Web_29_">
      <style:paragraph-properties fo:margin-left="0cm" fo:margin-right="0cm" fo:margin-top="0.035cm" fo:margin-bottom="0cm" fo:text-indent="1.249cm" style:auto-text-indent="false" fo:background-color="#ffffff">
        <style:background-image/>
      </style:paragraph-properties>
    </style:style>
    <style:style style:name="P16" style:family="paragraph" style:parent-style-name="Normal_20__28_Web_29_">
      <style:paragraph-properties fo:margin-left="0cm" fo:margin-right="0cm" fo:margin-top="0cm" fo:margin-bottom="0cm" fo:text-indent="1.249cm" style:auto-text-indent="false" fo:background-color="#ffffff">
        <style:background-image/>
      </style:paragraph-properties>
    </style:style>
    <style:style style:name="P17" style:family="paragraph" style:parent-style-name="Normal_20__28_Web_29_">
      <style:paragraph-properties fo:margin-left="0cm" fo:margin-right="0cm" fo:margin-top="0cm" fo:margin-bottom="0cm" fo:text-indent="1.249cm" style:auto-text-indent="false" fo:background-color="#ffffff">
        <style:background-image/>
      </style:paragraph-properties>
      <style:text-properties fo:font-size="14pt" style:font-size-asian="14pt" style:font-size-complex="14pt"/>
    </style:style>
    <style:style style:name="P18" style:family="paragraph" style:parent-style-name="Normal_20__28_Web_29_">
      <style:paragraph-properties fo:margin-left="0cm" fo:margin-right="0cm" fo:margin-top="0cm" fo:margin-bottom="0cm" fo:text-indent="1.249cm" style:auto-text-indent="false" fo:background-color="#ffffff">
        <style:background-image/>
      </style:paragraph-properties>
      <style:text-properties fo:font-size="14pt" fo:language="en" fo:country="US" style:font-size-asian="14pt" style:font-size-complex="14pt"/>
    </style:style>
    <style:style style:name="P19" style:family="paragraph" style:parent-style-name="Normal_20__28_Web_29_">
      <style:paragraph-properties fo:margin-left="0cm" fo:margin-right="0cm" fo:margin-top="0cm" fo:margin-bottom="0cm" fo:text-indent="1.251cm" style:auto-text-indent="false"/>
    </style:style>
    <style:style style:name="P20" style:family="paragraph" style:parent-style-name="Normal_20__28_Web_29_">
      <style:paragraph-properties fo:margin-top="0cm" fo:margin-bottom="0cm" fo:background-color="#ffffff">
        <style:background-image/>
      </style:paragraph-properties>
    </style:style>
    <style:style style:name="P21" style:family="paragraph" style:parent-style-name="Normal_20__28_Web_29_">
      <style:paragraph-properties fo:margin-top="0.18cm" fo:margin-bottom="0cm" fo:line-height="115%" fo:background-color="#ffffff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Подписка</text:span></text:p>
      <text:p text:style-name="P9"><text:span text:style-name="T1">Мне, сотруднику …........... Сергеевне, в соответствии с ч.2 ст.199 УПК России разъяснены права и ответственность эксперта, предусмотренные ст.57 УПК России.</text:span></text:p>
      <text:p text:style-name="P9"><text:span text:style-name="T1"><text:s/>Об ответственности за дачу заведомо ложного заключения по ст.307 УК России и за разглашение данных предварительного расследования предупрежден.</text:span></text:p>
      <text:p text:style-name="P3"><text:span text:style-name="T4">З А К Л Ю Ч Е Н И Е Э К С П Е Р Т А</text:span></text:p>
      <text:p text:style-name="P9"><text:span text:style-name="T3">№ </text:span><text:span text:style-name="T1">1245</text:span><text:span text:style-name="T3"> </text:span><text:span text:style-name="T1"><text:tab/><text:tab/><text:tab/><text:tab/><text:tab/><text:tab/><text:tab/><text:tab/><text:tab/></text:span><text:span text:style-name="T4">от </text:span><text:span text:style-name="T1">2022 </text:span><text:span text:style-name="T4">г.</text:span></text:p>
      <text:p text:style-name="P9"><text:span text:style-name="T1">Эксперт …................. Сергеевна, произвел аппаратно-техническую судебную экспертизу. На судебную экспертизу поступили:</text:span></text:p>
      <text:list xml:id="list1308054742472391052" text:style-name="WWNum1">
        <text:list-item>
          <text:p text:style-name="P4"><text:span text:style-name="T1">Смартфон.</text:span></text:p>
        </text:list-item>
        <text:list-item>
          <text:p text:style-name="P4"><text:span text:style-name="T1">Постановление о назначении экспертизы.</text:span></text:p>
        </text:list-item>
      </text:list>
      <text:p text:style-name="P5"/>
      <text:p text:style-name="P13"><text:span text:style-name="T3">Перед экспертом поставлены вопросы:</text:span></text:p>
      <text:p text:style-name="P14"><text:span text:style-name="T1">1. Относится ли представленное устройство к аппаратным компьютерным средствам?</text:span></text:p>
      <text:p text:style-name="P14"><text:span text:style-name="T1">2. К какому типу (марке, модели) относится аппаратное средство? Каковы его технические характеристики и параметры?</text:span></text:p>
      <text:p text:style-name="P10"><text:span text:style-name="T1">3. Каково функциональное предназначение представленного аппаратного средства?</text:span></text:p>
      <text:p text:style-name="P10"><text:span text:style-name="T1">4. Какая роль и функциональные возможности данного аппаратного средства в конкретной компьютерной системе?</text:span></text:p>
      <text:p text:style-name="P10"><text:span text:style-name="T1">5. Относится ли данное аппаратное средство к представленной компьютерной системе?</text:span></text:p>
      <text:p text:style-name="P10"><text:span text:style-name="T1">6. Используется ли данное аппаратное средство для решения конкретной функциональной задачи?</text:span></text:p>
      <text:p text:style-name="P10"><text:span text:style-name="T1">7. Какое первоначальное состояние (конфигурацию, характеристики) имело аппаратное средство?</text:span></text:p>
      <text:p text:style-name="P10"><text:span text:style-name="T1">8. Каково фактическое состояние (исправен, неисправен) представленного аппаратного средства? Имеются ли в нем отклонения от типовых (нормальных) параметров, в т.ч. физические дефекты?</text:span></text:p>
      <text:p text:style-name="P10"><text:span text:style-name="T1">9. Какие эксплуатационные режимы установлены на данном аппаратном средстве?</text:span></text:p>
      <text:p text:style-name="P10"><text:span text:style-name="T1">10. Является ли неисправность данного средства следствием нарушения определенных правил эксплуатации?</text:span></text:p>
      <text:p text:style-name="P10"><text:span text:style-name="T1">11. Каковы причины изменения функциональных (потребительских) свойств в начальной конфигурации представленного аппаратного средства?</text:span></text:p>
      <text:p text:style-name="P10"><text:span text:style-name="T1">12. Является ли представленное аппаратное средство носителем информации?</text:span></text:p>
      <text:p text:style-name="P10"><text:span text:style-name="T1">13. Какой вид (тип, модель, марку) имеет представленный носитель информации?</text:span></text:p>
      <text:p text:style-name="P10"><text:soft-page-break/><text:span text:style-name="T1">14. Какое запоминающее устройство предназначено для работы с данным накопителем информации? Имеется ли в составе представленной компьютерной системы запоминающее устройство для работы с этим носителем информации?</text:span></text:p>
      <text:p text:style-name="P10"><text:span text:style-name="T1">15. Какие параметры (форм-факторы, емкость, среднее время доступа к данным, скорость передачи данных и др.) имеет носитель информации? Какой метод хранения данных реализован на представленном носителе?</text:span></text:p>
      <text:p text:style-name="P10"><text:span text:style-name="T1">16. Доступен ли для чтения представленный носитель информации?</text:span></text:p>
      <text:p text:style-name="P10"><text:span text:style-name="T1">17. Каковы причины отсутствия доступа к носителю информации?</text:span></text:p>
      <text:p text:style-name="P10"><text:span text:style-name="T1">18. Какое программное обеспечение установлено пользователем на данном аппаратном средстве?</text:span></text:p>
      <text:p text:style-name="P11"/>
      <text:p text:style-name="P9"><text:span text:style-name="T4">Внешний осмотр поступившего объекта</text:span></text:p>
      <text:p text:style-name="P10"><text:span text:style-name="T1">Телефон синего цвета. Слева находятся две кнопки для регуляции звука, а справа одна кнопкой для вкл.\ выкл., немного ниже которой располагается разъем для </text:span><text:span text:style-name="T5">SIM</text:span><text:span text:style-name="T1">-карты. Внизу находятся: один </text:span><text:span text:style-name="T5">USB</text:span><text:span text:style-name="T1">-</text:span><text:span text:style-name="T5">C</text:span><text:span text:style-name="T1"> — </text:span><text:span text:style-name="T5">Lightning</text:span><text:span text:style-name="T1">-разъем, динамик и микрофон. Сверху расположен еще один динамик, а справа от него фронтальная камера. На задней части у данного телефона три основных камеры. </text:span></text:p>
      <text:p text:style-name="P7"><text:span text:style-name="T1">Поддержка двух SIM‑карт (nano‑SIM и eSIM)</text:span></text:p>
      <text:p text:style-name="P19"><text:span text:style-name="T1">Ширина: 78,1 мм</text:span></text:p>
      <text:p text:style-name="P19"><text:span text:style-name="T1">Длина: 160,8 мм</text:span></text:p>
      <text:p text:style-name="P19"><text:span text:style-name="T1">Толщина: 7,4 мм</text:span></text:p>
      <text:p text:style-name="P19"><text:span text:style-name="T1">Вес: 226 г</text:span></text:p>
      <text:p text:style-name="P11"/>
      <text:p text:style-name="P2"><text:span text:style-name="T4">Исследование:</text:span></text:p>
      <text:p text:style-name="P15"><text:span text:style-name="T1">1. Представленное устройство относится к аппаратным компьютерным средствам.</text:span></text:p>
      <text:p text:style-name="P15"><text:span text:style-name="T1">2. Марка аппаратного средства: </text:span><text:span text:style-name="T5">Apple</text:span></text:p>
      <text:p text:style-name="P2"><text:span text:style-name="T1">Модель аппаратного средства: </text:span><text:span text:style-name="T5">iPhone</text:span><text:span text:style-name="T1"> 12 </text:span><text:span text:style-name="T5">Pro</text:span><text:span text:style-name="T1"> </text:span><text:span text:style-name="T5">Max</text:span></text:p>
      <text:p text:style-name="P2"><text:span text:style-name="T1">Операционная система (и версия): </text:span><text:span text:style-name="T5">IOS</text:span><text:span text:style-name="T1"> 15.3.1 (19</text:span><text:span text:style-name="T5">D</text:span><text:span text:style-name="T1">52)</text:span></text:p>
      <text:p text:style-name="P2"><text:span text:style-name="T1">Общий объем встроенной памяти: 256 ГБ (занято 101,5 ГБ, из них операционная система </text:span><text:span text:style-name="T5">IOS</text:span><text:span text:style-name="T1"> занимает 8,26 ГБ)</text:span></text:p>
      <text:p text:style-name="P6"/>
      <text:p text:style-name="P2"><text:span text:style-name="T5"><text:tab/></text:span><text:span text:style-name="T1">- Данные получены: Настройки – Основные – Об этом устройстве</text:span></text:p>
      <text:p text:style-name="P2"><text:span text:style-name="T1"><text:tab/><text:tab/><text:tab/><text:tab/> <text:s text:c="3"/>Настройки – Основные – Хранилище </text:span><text:span text:style-name="T5">iPhone</text:span></text:p>
      <text:p text:style-name="P15"><text:span text:style-name="T1">3. Функциональное предназначение представленного аппаратного средства:</text:span></text:p>
      <text:p text:style-name="P2"><text:span text:style-name="T2">1. Связь (совершение звонков, возможность отправлять СМС \ ММС)</text:span></text:p>
      <text:p text:style-name="P2"><text:span text:style-name="T2">2. Выход в интернет (возможность устанавливать приложения через </text:span><text:span text:style-name="T6">AppStore</text:span><text:span text:style-name="T2">)</text:span></text:p>
      <text:p text:style-name="P2"><text:span text:style-name="T2">3. Делать снимки или снимать видео</text:span></text:p>
      <text:p text:style-name="P2"><text:span text:style-name="T2">4. Воспроизведение аудио \ видеоматериала </text:span></text:p>
      <text:p text:style-name="P2"><text:soft-page-break/><text:span text:style-name="T2">5. </text:span><text:span text:style-name="T6">GPS</text:span><text:span text:style-name="T2">-навигация </text:span></text:p>
      <text:p text:style-name="P2"><text:span text:style-name="T2">6. Накопитель информации </text:span></text:p>
      <text:p text:style-name="P15"><text:span text:style-name="T1">4. Данное аппаратное средство используется для коммуникации через сотовую связь и интернет, для фото- и видеосъемки, для воспроизведения аудио \ видеоматериала, а также является накопителем информации</text:span></text:p>
      <text:p text:style-name="P15"><text:span text:style-name="T1">5. Данное аппаратное средство относится к компьютерной системе.</text:span></text:p>
      <text:p text:style-name="P15"><text:span text:style-name="T1">6. Данное аппаратное средство используется как накопитель информации, а также для передачи данных через сеть </text:span></text:p>
      <text:p text:style-name="P15"><text:span text:style-name="T1">7. Первоначальные характеристики данного аппаратного средства: </text:span></text:p>
      <text:p text:style-name="P20"><text:span text:style-name="T1">1. Версия </text:span><text:span text:style-name="T5">IOS</text:span><text:span text:style-name="T1"> 14</text:span></text:p>
      <text:p text:style-name="P20"><text:span text:style-name="T1">2. Номер модели — </text:span><text:span text:style-name="T5">MGDF</text:span><text:span text:style-name="T1">3</text:span><text:span text:style-name="T5">RU</text:span><text:span text:style-name="T1">/</text:span><text:span text:style-name="T5">A</text:span></text:p>
      <text:p text:style-name="P20"><text:span text:style-name="T1">3. Серийный номер: </text:span><text:span text:style-name="T5">F</text:span><text:span text:style-name="T1">2</text:span><text:span text:style-name="T5">LG</text:span><text:span text:style-name="T1">4</text:span><text:span text:style-name="T5">ADU</text:span><text:span text:style-name="T1">0</text:span><text:span text:style-name="T5">D</text:span><text:span text:style-name="T1">56</text:span></text:p>
      <text:p text:style-name="P17"/>
      <text:p text:style-name="P16"><text:span text:style-name="T1">- Данные получены: Настройки – Основные – Об этом устройстве</text:span></text:p>
      <text:p text:style-name="P15"><text:span text:style-name="T1">8. Данное аппаратное средство исправно, за исключением емкости аккумулятора, которая составляет 97%. Физические дефекты отсутствуют.</text:span></text:p>
      <text:p text:style-name="P15"><text:span text:style-name="T1">-Данные получены: Настройки – Аккумулятор – Состояние аккумулятора </text:span></text:p>
      <text:p text:style-name="P15"><text:span text:style-name="T1">9. На данный момент на представленном аппаратном средстве установлены режимы:</text:span></text:p>
      <text:p text:style-name="P2"><text:span text:style-name="T1">1. Бесшумный режим</text:span></text:p>
      <text:p text:style-name="P20"><text:span text:style-name="T1">2. Режим «Не беспокоить»</text:span></text:p>
      <text:p text:style-name="P20"><text:span text:style-name="T1">3. Режим энергосбережения</text:span></text:p>
      <text:p text:style-name="P20"><text:span text:style-name="T1">4. </text:span><text:span text:style-name="T5">WI</text:span><text:span text:style-name="T1"> – </text:span><text:span text:style-name="T5">FI</text:span></text:p>
      <text:p text:style-name="P20"><text:span text:style-name="T1">5. </text:span><text:span text:style-name="T5">Bluetooth</text:span></text:p>
      <text:p text:style-name="P17"/>
      <text:p text:style-name="P16"><text:span text:style-name="T1">-Данные получены: Настройки</text:span></text:p>
      <text:p text:style-name="P15"><text:span text:style-name="T1">10. Емкость аккумулятора отклоняется на 3% от максимальной, так как телефон достаточно часто перегревается. Это является следствием использования защитного чехла. Иных отклонений от нормы или неисправностей телефон не имеет.</text:span></text:p>
      <text:p text:style-name="P15"><text:span text:style-name="T1">11. В представленном аппаратном средстве не было изменений функциональных свойств <text:s/>в начальной конфигурации.</text:span></text:p>
      <text:p text:style-name="P15"><text:span text:style-name="T1">12. Представленное аппаратное средство является носителем информации.</text:span></text:p>
      <text:p text:style-name="P15"><text:span text:style-name="T1">13. Представленный носитель информации имеет -</text:span></text:p>
      <text:p text:style-name="P2"><text:span text:style-name="T1">Модель</text:span><text:span text:style-name="T5"> — iPhone 12 Pro Max</text:span></text:p>
      <text:p text:style-name="P20"><text:span text:style-name="T1">Марка</text:span><text:span text:style-name="T5"> – Apple</text:span></text:p>
      <text:p text:style-name="P18"/>
      <text:p text:style-name="P16"><text:span text:style-name="T1">- Данные получены: Настройки – Основные – Об этом устройстве</text:span></text:p>
      <text:p text:style-name="P15"><text:span text:style-name="T1">14. Для работы с данным накопителем информации используется оперативная память (6 ГБ) и встроенная память. Внешние накопители отсутствуют.</text:span></text:p>
      <text:p text:style-name="P15"><text:span text:style-name="T1">15. Параметры данного носителя информации:</text:span></text:p>
      <text:p text:style-name="P2"><text:soft-page-break/><text:span text:style-name="T1">- Общий объем памяти: 256 ГБ</text:span></text:p>
      <text:p text:style-name="P20"><text:span text:style-name="T1">ПЗУ</text:span></text:p>
      <text:p text:style-name="P16"><text:span text:style-name="T1">16. Представленный носитель информации доступен для чтения</text:span></text:p>
      <text:p text:style-name="P15"><text:span text:style-name="T1">17. Причина отсутствия доступа к носителю информации — такой причины нет.</text:span></text:p>
      <text:p text:style-name="P15"><text:span text:style-name="T1">18. Установленные программы пользователем:</text:span></text:p>
      <text:p text:style-name="P16"><text:span text:style-name="T1">(информация получена через учетную запись </text:span><text:span text:style-name="T5">AppStore</text:span><text:span text:style-name="T1">, в «покупках» есть перечень приложений установленных на телефон)</text:span></text:p>
      <text:p text:style-name="P15"><text:span text:style-name="T1">1. </text:span><text:span text:style-name="T5">WhatsApp</text:span><text:span text:style-name="T1"> </text:span><text:span text:style-name="T5">Messenger</text:span></text:p>
      <text:p text:style-name="P15"><text:span text:style-name="T1">2. ВКонтакте: чат, музыка и видео</text:span></text:p>
      <text:p text:style-name="P15"><text:span text:style-name="T5">3. Instagram</text:span></text:p>
      <text:p text:style-name="P15"><text:span text:style-name="T5">4. YouTube</text:span></text:p>
      <text:p text:style-name="P15"><text:span text:style-name="T5">5. Snapseed</text:span></text:p>
      <text:p text:style-name="P15"><text:span text:style-name="T5">6. Telegram</text:span></text:p>
      <text:p text:style-name="P15"><text:span text:style-name="T5">7. Huji Cam</text:span></text:p>
      <text:p text:style-name="P15"><text:span text:style-name="T5">8. Adobe Photoshop Fix</text:span></text:p>
      <text:p text:style-name="P15"><text:span text:style-name="T5">9. </text:span><text:span text:style-name="T1">Мой</text:span><text:span text:style-name="T5"> </text:span><text:span text:style-name="T1">МТС</text:span></text:p>
      <text:p text:style-name="P15"><text:span text:style-name="T5">10. </text:span><text:span text:style-name="T1">СберБанк</text:span><text:span text:style-name="T5"> </text:span><text:span text:style-name="T1">Онлайн</text:span></text:p>
      <text:p text:style-name="P15"><text:span text:style-name="T1">11. </text:span><text:span text:style-name="T5">PREQUEL</text:span><text:span text:style-name="T1">: Фото и Видео Редактор</text:span></text:p>
      <text:p text:style-name="P15"><text:span text:style-name="T1">12. Яндекс </text:span><text:span text:style-name="T5">Go</text:span></text:p>
      <text:p text:style-name="P15"><text:span text:style-name="T1">13. Яндекс Карты и Навигатор </text:span></text:p>
      <text:p text:style-name="P15"><text:span text:style-name="T1">14. Газпромбанк</text:span></text:p>
      <text:p text:style-name="P15"><text:span text:style-name="T1">15. Радио </text:span><text:span text:style-name="T5">Arzamas</text:span></text:p>
      <text:p text:style-name="P15"><text:span text:style-name="T5">16. Google Drive</text:span></text:p>
      <text:p text:style-name="P15"><text:span text:style-name="T5">17. Google Classroom</text:span></text:p>
      <text:p text:style-name="P15"><text:span text:style-name="T5">18. Google </text:span><text:span text:style-name="T1">Таблицы</text:span></text:p>
      <text:p text:style-name="P15"><text:span text:style-name="T1">19. Госуслуги</text:span></text:p>
      <text:p text:style-name="P15"><text:span text:style-name="T1">20. Райфайзен Онлайн Банк Россия</text:span></text:p>
      <text:p text:style-name="P15"><text:span text:style-name="T1">21. Тинькофф Мобильный банк</text:span></text:p>
      <text:p text:style-name="P15"><text:span text:style-name="T1">22. Тинькофф Инвестиции </text:span></text:p>
      <text:p text:style-name="P15"><text:span text:style-name="T1">23. </text:span><text:span text:style-name="T5">Storytel</text:span></text:p>
      <text:p text:style-name="P21"/>
      <text:p text:style-name="P12"><text:span text:style-name="T4">3. Методическая литература, использованная при проведении иссл</text:span></text:p>
      <text:p text:style-name="P12"><text:span text:style-name="T1">Судебно-экспертное исследование компьютерных средств и систем: Основы методического обеспечения: Учебное пособие / А.И. Усов // Под ред. проф. Е.Р. Россинской. – М., 2003;</text:span></text:p>
      <text:p text:style-name="P12"><text:span text:style-name="T5">EnCase Forensic Edition v.4. </text:span><text:span text:style-name="T1">Руководство</text:span><text:span text:style-name="T5"> </text:span><text:span text:style-name="T1">пользователя</text:span><text:span text:style-name="T5">. – Guidance Software, 2003.</text:span></text:p>
      <text:p text:style-name="P12"><text:span text:style-name="T4">4. Результаты исследования</text:span></text:p>
      <text:p text:style-name="P12"><text:span text:style-name="T4">4.1. Результаты исследования рабочего места</text:span></text:p>
      <text:p text:style-name="P12"><text:soft-page-break/><text:span text:style-name="T1">В результате исследования и визуального осмотра данного аппаратного средства, его использование в рабочих целях возможно. Повреждения целостности не обнаружено. </text:span></text:p>
      <text:p text:style-name="P12"><text:span text:style-name="T4">В Ы В О Д Ы :</text:span></text:p>
      <text:p text:style-name="P12"><text:span text:style-name="T1">1. Параметры представленного аппаратного средства описаны в приложении к заключению эксперта.</text:span></text:p>
      <text:p text:style-name="P12"><text:span text:style-name="T1">2.Представленное аппаратное средство может быть использовано в рабочих целях.</text:span></text:p>
      <text:p text:style-name="P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астасия</meta:initial-creator>
    <meta:editing-cycles>2</meta:editing-cycles>
    <meta:creation-date>2022-03-25T15:28:00</meta:creation-date>
    <dc:date>2022-12-09T13:15:57.97</dc:date>
    <meta:editing-duration>PT1S</meta:editing-duration>
    <meta:generator>OpenOffice/4.1.1$Win32 OpenOffice.org_project/411m6$Build-9775</meta:generator>
    <meta:document-statistic meta:table-count="0" meta:image-count="0" meta:object-count="0" meta:page-count="5" meta:paragraph-count="113" meta:word-count="923" meta:character-count="68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